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7487" officeooo:paragraph-rsid="0017748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7487" officeooo:paragraph-rsid="00177487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77487" officeooo:paragraph-rsid="00177487"/>
    </style:style>
    <style:style style:name="P4" style:family="paragraph" style:parent-style-name="Standard">
      <style:text-properties officeooo:rsid="001af481" officeooo:paragraph-rsid="001af481"/>
    </style:style>
    <style:style style:name="P5" style:family="paragraph" style:parent-style-name="Standard">
      <style:text-properties officeooo:rsid="001af481" officeooo:paragraph-rsid="001f89b4"/>
    </style:style>
    <style:style style:name="P6" style:family="paragraph" style:parent-style-name="Standard">
      <style:text-properties officeooo:rsid="001af481" officeooo:paragraph-rsid="0020664c"/>
    </style:style>
    <style:style style:name="T1" style:family="text">
      <style:text-properties officeooo:rsid="001905e4"/>
    </style:style>
    <style:style style:name="T2" style:family="text">
      <style:text-properties officeooo:rsid="0019634d"/>
    </style:style>
    <style:style style:name="T3" style:family="text">
      <style:text-properties officeooo:rsid="001f3d92"/>
    </style:style>
    <style:style style:name="T4" style:family="text">
      <style:text-properties officeooo:rsid="001f89b4"/>
    </style:style>
    <style:style style:name="T5" style:family="text">
      <style:text-properties officeooo:rsid="002066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图书馆管理系统借还模块详细设计</text:p>
      <text:p text:style-name="P1">一、概述</text:p>
      <text:p text:style-name="P1"><text:tab/>1、借阅</text:p>
      <text:p text:style-name="P1"><text:tab/><text:tab/>借阅的动作仅发生在查询图书后，借阅选定的图书。借阅不能单独作为一个功能，需要依赖查 <text:s/><text:tab/>询功能共同实现。</text:p>
      <text:p text:style-name="P1"><text:tab/><text:span text:style-name="T1">2、归还</text:span></text:p>
      <text:p text:style-name="P1"><text:tab/><text:tab/>归还图书动作可以发生在任何时间，当读者存在一本已借阅的图书，可以随时请求归还图书<text:tab/>（无论是否超期、是否为当天、是否欠费和锁定）。归还图书后，系统再进行是否超期等判断。</text:p>
      <text:p text:style-name="P1"><text:tab/><text:span text:style-name="T1">3、查询图书信息</text:span></text:p>
      <text:p text:style-name="P1"><text:tab/><text:tab/>查询图书信息功能属于信息模块内容，不再设计。</text:p>
      <text:p text:style-name="P1">二、算法设计</text:p>
      <text:p text:style-name="P1"><text:tab/><text:span text:style-name="T2">1、借阅</text:span></text:p>
      <text:p text:style-name="P1"><text:tab/><text:tab/>在查询到一个图书的信息后，点击借阅，系统将判断该读者是否符合借阅图书的条件，如符合<text:tab/>则跳转到借阅工作，如不符合则返回相应的错误信息。借阅时在在库的图书中选取流水号<text:tab/>（<text:span text:style-name="T2">BookNo</text:span>）最小<text:tab/>的图书借阅。借阅后，更新图书信息，将图书的状态更改为“已借阅”，更新图书应<text:tab/>还日期；更新数据库借阅表信息，添加一条借阅记录；更新读者信息，读者在借图书数量<text:span text:style-name="T2">+1。</text:span></text:p>
      <text:p text:style-name="P1"><text:tab/><text:span text:style-name="T2">2、归还</text:span></text:p>
      <text:p text:style-name="P1"><text:tab/><text:tab/>在读者请求归还图书后，系统首先生成一条图书归还记录，记录到数据库归还表中。然后，系<text:tab/>统比对应还日期，如不超期，则归还成功，返回成功提示，并跳转到归还页面。如超期，系统计算<text:tab/>罚款，更新该读者的罚款金额，并返回超期归还提示和本次罚款金额、总计罚款金额，并跳转到归<text:tab/>还页面。</text:p>
      <text:p text:style-name="P4">三、实现</text:p>
      <text:p text:style-name="P4"><text:tab/>1、借阅</text:p>
      <text:p text:style-name="P4"><text:tab/><text:tab/>首先，读者需先登录才能查询图书从而借阅。当读者查询图书后，读者应点击该书的详细浏览<text:tab/>页面才能看到借阅按钮。当读者点击借阅按钮时，系统首先检测读者状态，如为锁定状态，则无法 <text:tab/>借阅，否则进入下一步。下一步，系统检测读者再借图书数量，数量如大于等于允许借阅图书的最<text:tab/>大数量，则无法借阅，否则进入下一步。下一步，系统检测读者是否有超期未归还的图书，如有，<text:tab/>则无法借阅，否则进入下一步。下一步，系统检测读者罚款是否超过约定的限度，如超过，则无法<text:tab/>借阅，并将用户状态改为锁定状态，否则，进入下一步。下一步，借阅成功，系统将在查询到的图<text:tab/>书选取第一个书籍编号（理论上为最小的编号）为用户办理借阅，该书状态更新为已借阅，更新该<text:tab/>书的应还日期，更新用户在借图书数量，在数据库借阅表中添加该书借阅的一条记录。</text:p>
      <text:p text:style-name="P4"><text:tab/><text:tab/>具体算法实现：</text:p>
      <text:p text:style-name="P4"><text:tab/>/**</text:p>
      <text:p text:style-name="P4"><text:tab/><text:tab/><text:span text:style-name="T3">Borrow a book</text:span></text:p>
      <text:p text:style-name="P4"><text:tab/><text:tab/><text:span text:style-name="T3">JSP file</text:span></text:p>
      <text:p text:style-name="P4"><text:tab/><text:tab/><text:span text:style-name="T3">BLL</text:span></text:p>
      <text:p text:style-name="P4"><text:tab/><text:tab/><text:span text:style-name="T3">Author:RoMan</text:span></text:p>
      <text:p text:style-name="P4"><text:tab/>*/</text:p>
      <text:p text:style-name="P4"><text:tab/><text:span text:style-name="T4">boolean borrow(Reader Reader, Book Book)</text:span></text:p>
      <text:p text:style-name="P5"><text:tab/><text:span text:style-name="T4">{</text:span></text:p>
      <text:p text:style-name="P5"><text:tab/><text:tab/>//check <text:span text:style-name="T4">login status</text:span></text:p>
      <text:p text:style-name="P5"><text:tab/><text:tab/><text:span text:style-name="T4">boolean flag = true;</text:span></text:p>
      <text:p text:style-name="P5"><text:tab/><text:tab/><text:span text:style-name="T4">if(Reader.isFreeze())</text:span></text:p>
      <text:p text:style-name="P5"><text:tab/><text:tab/><text:tab/><text:span text:style-name="T4">flag = false;</text:span></text:p>
      <text:p text:style-name="P5"><text:tab/><text:tab/><text:span text:style-name="T4">if(Reader.getBorrowNum() &gt; Reader.getAllowBorrowNum())</text:span></text:p>
      <text:p text:style-name="P5"><text:tab/><text:tab/><text:tab/><text:span text:style-name="T4">flag = false;</text:span></text:p>
      <text:p text:style-name="P5"><text:tab/><text:tab/><text:span text:style-name="T4">if(Reader.hasOverdue())</text:span></text:p>
      <text:p text:style-name="P5"><text:tab/><text:tab/><text:tab/><text:span text:style-name="T4">flag = false;</text:span></text:p>
      <text:p text:style-name="P5"><text:tab/><text:tab/><text:span text:style-name="T4">if(Reader.getPanalty() &gt; LMS.maxPanalty)</text:span></text:p>
      <text:p text:style-name="P5"><text:tab/><text:tab/><text:span text:style-name="T4">{</text:span></text:p>
      <text:p text:style-name="P5"><text:tab/><text:tab/><text:tab/><text:span text:style-name="T4">Reader.setStatus(READER_FREEZE);</text:span></text:p>
      <text:p text:style-name="P5"><text:soft-page-break/><text:tab/><text:tab/><text:tab/><text:span text:style-name="T4">flag = false;</text:span></text:p>
      <text:p text:style-name="P5"><text:tab/><text:tab/><text:span text:style-name="T4">}</text:span></text:p>
      <text:p text:style-name="P5"><text:tab/><text:tab/><text:span text:style-name="T4">if(flag)</text:span></text:p>
      <text:p text:style-name="P5"><text:tab/><text:tab/><text:span text:style-name="T4">{</text:span></text:p>
      <text:p text:style-name="P5"><text:tab/><text:tab/><text:tab/><text:span text:style-name="T4">Book.setStatus(BOOK_LENT);</text:span></text:p>
      <text:p text:style-name="P5"><text:tab/><text:tab/><text:tab/><text:span text:style-name="T4">Book.setDueTo(/*current time+MAX_TIME_OF_BORROW*/);</text:span></text:p>
      <text:p text:style-name="P5"><text:tab/><text:tab/><text:tab/><text:span text:style-name="T4">Reader.setBookInBorrow(Reader.getBookInBorrow()+1);</text:span></text:p>
      <text:p text:style-name="P5"><text:tab/><text:tab/><text:tab/>//<text:span text:style-name="T4">Add a record in Table Borrow. Including specific message.</text:span></text:p>
      <text:p text:style-name="P5"><text:tab/><text:tab/><text:tab/><text:span text:style-name="T4">return true;</text:span></text:p>
      <text:p text:style-name="P5"><text:span text:style-name="T4"><text:tab/><text:tab/>}</text:span></text:p>
      <text:p text:style-name="P5"><text:tab/><text:tab/><text:span text:style-name="T4">else</text:span></text:p>
      <text:p text:style-name="P5"><text:tab/><text:tab/><text:span text:style-name="T4">{</text:span></text:p>
      <text:p text:style-name="P5"><text:tab/><text:tab/><text:tab/>//<text:span text:style-name="T4">Show error message to USL</text:span></text:p>
      <text:p text:style-name="P5"><text:tab/><text:tab/><text:tab/><text:span text:style-name="T4">return false;</text:span></text:p>
      <text:p text:style-name="P5"><text:span text:style-name="T4"><text:tab/><text:tab/>}</text:span></text:p>
      <text:p text:style-name="P5"><text:span text:style-name="T4"><text:tab/>}</text:span></text:p>
      <text:p text:style-name="P5"/>
      <text:p text:style-name="P5"><text:tab/><text:span text:style-name="T4">2、归还</text:span></text:p>
      <text:p text:style-name="P5"><text:tab/><text:tab/>首先，读者应先登录才能使用本功能。读者在点击归还按钮后<text:span text:style-name="T4">，应该跳转到读者现有在借书籍<text:tab/>列表的页面。读者可以选择任意一本书归还。在第一次迭代中，我们假定每次只允许归还一本书。<text:tab/>在执行归还功能时，首先，检查图书是否超期，如超期，则在用户现有罚款中按照约定的罚款计算<text:tab/>规则进行罚款，然后进行下一步，否则，直接进入下一步。下一步，完成归还动作，读者在借图书<text:tab/>数量-1，图书状态更新为在库，在数据库归还<text:tab/>列表中添加一项记录，为本书的归还信息。</text:span></text:p>
      <text:p text:style-name="P5"><text:tab/><text:tab/>具体算法实现<text:span text:style-name="T4">：</text:span></text:p>
      <text:p text:style-name="P5"><text:tab/><text:span text:style-name="T4">USL_Return:</text:span></text:p>
      <text:p text:style-name="P5"><text:tab/>/**</text:p>
      <text:p text:style-name="P5"><text:tab/><text:tab/><text:span text:style-name="T4">Return a book</text:span></text:p>
      <text:p text:style-name="P5"><text:tab/><text:tab/><text:span text:style-name="T3">JSP file</text:span></text:p>
      <text:p text:style-name="P5"><text:tab/><text:tab/><text:span text:style-name="T4">USL</text:span></text:p>
      <text:p text:style-name="P5"><text:tab/><text:tab/><text:span text:style-name="T3">Author:RoMan</text:span></text:p>
      <text:p text:style-name="P5"><text:tab/>*/</text:p>
      <text:p text:style-name="P5"><text:tab/><text:span text:style-name="T4">&lt;%</text:span></text:p>
      <text:p text:style-name="P5"><text:tab/><text:tab/>//<text:span text:style-name="T4">check login status</text:span></text:p>
      <text:p text:style-name="P5"><text:tab/><text:tab/>//<text:span text:style-name="T4">get book in borrow from database</text:span></text:p>
      <text:p text:style-name="P5"><text:tab/><text:tab/>//<text:span text:style-name="T4">show on screen</text:span></text:p>
      <text:p text:style-name="P5"><text:span text:style-name="T4"><text:tab/>%&gt;</text:span></text:p>
      <text:p text:style-name="P5"/>
      <text:p text:style-name="P5"><text:tab/><text:span text:style-name="T4">BLL_Return:</text:span></text:p>
      <text:p text:style-name="P5"><text:tab/>/**</text:p>
      <text:p text:style-name="P5"><text:tab/><text:tab/><text:span text:style-name="T4">Return a book</text:span></text:p>
      <text:p text:style-name="P5"><text:tab/><text:tab/><text:span text:style-name="T3">JSP file</text:span></text:p>
      <text:p text:style-name="P5"><text:tab/><text:tab/><text:span text:style-name="T3">BLL</text:span></text:p>
      <text:p text:style-name="P5"><text:tab/><text:tab/><text:span text:style-name="T3">Author:RoMan</text:span></text:p>
      <text:p text:style-name="P5"><text:tab/>*/</text:p>
      <text:p text:style-name="P5"><text:tab/><text:span text:style-name="T4">boolean ReturnAction(Reader Reader,Book Book)</text:span></text:p>
      <text:p text:style-name="P5"><text:tab/><text:span text:style-name="T4">{</text:span></text:p>
      <text:p text:style-name="P5"><text:tab/><text:tab/>//<text:span text:style-name="T4">check login status</text:span></text:p>
      <text:p text:style-name="P5"><text:tab/><text:tab/><text:span text:style-name="T4">if((long)Integer.toInteger(CURRENT_TIME) &gt; (long)Integer.toInteger(Book.getDueTo()))</text:span></text:p>
      <text:p text:style-name="P5"><text:tab/><text:tab/><text:tab/><text:span text:style-name="T4">Reader.setPanalty(Reader.getPanalty() + /*calculate new panalty to add*/);</text:span></text:p>
      <text:p text:style-name="P6"><text:tab/><text:tab/><text:span text:style-name="T5">Reader.setBookInBorrow(Reader.getBookInBorrow() - 1);</text:span></text:p>
      <text:p text:style-name="P6"><text:tab/><text:tab/><text:span text:style-name="T5">Book.setStatus(BOOK_IN_LIBRARY);</text:span></text:p>
      <text:p text:style-name="P6"><text:span text:style-name="T5"><text:tab/><text:tab/></text:span></text:p>
      <text:p text:style-name="P6"><text:soft-page-break/><text:span text:style-name="T4"><text:tab/><text:tab/>//Add a record to Table Return</text:span></text:p>
      <text:p text:style-name="P6"><text:span text:style-name="T4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0:44:39.673680977</meta:creation-date>
    <dc:date>2015-11-07T19:35:25.985631360</dc:date>
    <meta:editing-duration>PT10M5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84" meta:word-count="1205" meta:character-count="2369" meta:non-whitespace-character-count="2121"/>
  </office:meta>
</office:document-meta>
</file>